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a19f" officeooo:paragraph-rsid="000ea19f"/>
    </style:style>
    <style:style style:name="P2" style:family="paragraph" style:parent-style-name="Standard">
      <style:text-properties officeooo:rsid="000ea19f" officeooo:paragraph-rsid="000ea19f"/>
    </style:style>
    <style:style style:name="P3" style:family="paragraph" style:parent-style-name="Standard">
      <style:text-properties officeooo:rsid="000ea19f" officeooo:paragraph-rsid="000f3e1c"/>
    </style:style>
    <style:style style:name="T1" style:family="text">
      <style:text-properties officeooo:rsid="000ed92b"/>
    </style:style>
    <style:style style:name="T2" style:family="text">
      <style:text-properties officeooo:rsid="000f3e1c"/>
    </style:style>
    <style:style style:name="T3" style:family="text">
      <style:text-properties officeooo:rsid="0010f6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1</text:p>
      <text:p text:style-name="P1">Master-Slave:</text:p>
      <text:p text:style-name="P1">Master-Slave ist eine Hierarchische Verwaltungseinheit. Zu Verwalten sind beispielsweise gemeinsame Übertragungsmedien. Bei BT-Nodes teilt der Master den Slaves Time-Slots zu. Diese Time-Slots geben an wann ein BT-Node senden darf. </text:p>
      <text:p text:style-name="P1">Der Slave in einem Master-Slave Netzwerk könnte in einem anderen Netzwerk der Master sein. Auf diese weise ist es möglich sehr große BT Netze aufzuspannen.</text:p>
      <text:p text:style-name="P1"/>
      <text:p text:style-name="P1">Sensornetze:</text:p>
      <text:p text:style-name="P1">Die Sensoren sind direkt an die Sensorknoten eines Sensornetzes angeschlossen. </text:p>
      <text:p text:style-name="P1">Diese Sensorknoten sind autonom, billig und können ein Drahtloses Ad-hoc-Netzwerk bilden. </text:p>
      <text:p text:style-name="P1">Auf diese weise können sie ihre aufgenommenen daten zu anderen Sensorknoten weitersenden. </text:p>
      <text:p text:style-name="P1">Ein solches Netzt kann ein großes Gebiet abdecken und ist deswegen nützlich um Beispielsweise Schadstoffkonzentrationen in Gewässern zu messen.</text:p>
      <text:p text:style-name="P1"/>
      <text:p text:style-name="P1">Aufgabe 2</text:p>
      <text:p text:style-name="P1">Probleme von BT hinsichtlich andere Übertragungstechnologien?</text:p>
      <text:p text:style-name="P1">BT arbeitet von 2.4 bis 2.485 GHz. Auf der gleichen Frequenz operieren Schnurlosetelefone <text:span text:style-name="T1">und</text:span> WLAN. Auf diese <text:span text:style-name="T1">W</text:span>eise können Interferenzen entstehen, <text:span text:style-name="T2">welche die Übertragung stören.</text:span> </text:p>
      <text:p text:style-name="P1"/>
      <text:p text:style-name="P1">Wie reagiert BT auf evtl Übetragungsstörung. </text:p>
      <text:p text:style-name="P1">BT wechselt den Kanal und wiederholt die Übertragung.</text:p>
      <text:p text:style-name="P1"/>
      <text:p text:style-name="P1"/>
      <text:p text:style-name="P1">SAUTER:</text:p>
      <text:p text:style-name="P1"/>
      <text:p text:style-name="P1"/>
      <text:p text:style-name="P1">1-3 5-9</text:p>
      <text:p text:style-name="P1"/>
      <text:p text:style-name="P3">1. Wie schnell ist BT? </text:p>
      <text:p text:style-name="P1">Die max Datenrate auf einem BT <text:span text:style-name="T1">K</text:span>anal sind 780kbit/s, diese Datenrate müssen sich alle Kommunikationspartner teilen. </text:p>
      <text:p text:style-name="P1">Wenn nur 2 geräte miteinander miteinander kommunizieren und nur eines eine große Datenmenge sendet sind 723kbit/s möglich. </text:p>
      <text:p text:style-name="P1">Bei 3 gleichberechtigten Clients sind 260kbit/s möglich. </text:p>
      <text:p text:style-name="P1">Die Datenrate ist also von der Anzahl der Kommunikationspartner sowie deren Aktivität abhängig.</text:p>
      <text:p text:style-name="P1"/>
      <text:p text:style-name="P1"/>
      <text:p text:style-name="P1"/>
      <text:p text:style-name="P1">2. Frequency Hopping Spread Spectrum (FHSS)</text:p>
      <text:p text:style-name="P1">Bei FHSS wird nach jedem Paket das Frequensspektrum gewechselt. Ein Paket kann dabei 1, 3 oder 5 Zeitslots benötigen. Die Sequenz der Frequenzwechsel wird durch Pseudozufallszahlen bestimmt.</text:p>
      <text:p text:style-name="P1">Auf diese weise kann Bluetooth nach jedem Paket auf einer anderen Frequenz senden. <text:s/></text:p>
      <text:p text:style-name="P1"/>
      <text:p text:style-name="P1">Welche möglichkeitet bietet BT 1.2 Standard?</text:p>
      <text:p text:style-name="P1">BT 1.2 Ist durch Adaptive Frequency-Hopping spread spectrum (AFH) weniger empfindlich gegen W-Lan Störungen. AFH ist der subtyp von FHSS welcher von BT verwendet wird. </text:p>
      <text:p text:style-name="P1">Der Master führ eine Kanalabschätzung durch. Hierfür legt der Link Manager eine Liste aller Kanäle an, welche für Frequency Hopping nicht verwendet werden sollen.</text:p>
      <text:p text:style-name="P1">Diese Liste wird allen Endgeräten des Piconetzes gesendet. <text:s/></text:p>
      <text:p text:style-name="P1"/>
      <text:p text:style-name="P1"/>
      <text:p text:style-name="P1"><text:soft-page-break/>3. Unterschied Inquiry und Paging?</text:p>
      <text:p text:style-name="P1">Der inquiry prozess wird vor dem Paging durchgeführt.</text:p>
      <text:p text:style-name="P1">Wenn zwei BT Geräte nichts voneinander wissen. Ein BT-Gerät sendet eine inquiry request und jedes Gerät welches auf so ein request horcht wird mit seiner Adresse(geg. zusätzlich Name / Informationen) antworten.</text:p>
      <text:p text:style-name="P1">Beim paging verbinden sich zwei BT-Geräte miteinander. Hierfür müssen die geräte ihre adressen kennen (bekannt vom inquiry)</text:p>
      <text:p text:style-name="P1"/>
      <text:p text:style-name="P1"/>
      <text:p text:style-name="P1">5 Aufgaben Link Manager?</text:p>
      <text:p text:style-name="P1">Das Link Manager Protocol Baut ACL Verbindungen Auf- und Ab-, außerdem verwaltet es die <text:s/></text:p>
      <text:p text:style-name="P1">Mögliche aufgaben sind unter anderem: Kontrolle des Adaptive Frequency Hoppings oder Management der Stromsparmodi. </text:p>
      <text:p text:style-name="P1">Der Link Manager führt diese Operationen entweder auf Befehl von <text:s/>höheren Schichten aus, oder aufgrund von Anfragen des Link Managers der Gegenstelle. </text:p>
      <text:p text:style-name="P1"/>
      <text:p text:style-name="P1">6 Wie können L2CAP Protokolle unterschiedliche Datenströme für unterschiedliche Anwendungen im Zeitmultiplex übertragen?</text:p>
      <text:p text:style-name="P1">Jeder Anwendung bekommt einen Client bekommt einen Zeitslott. Nur wärend dieses Zeitslottes darf der Client senden. Die anderen Clients können nachvollziehen wer wann sendet. Der Empfänger muss also den Zeitpunkt abwarten wenn der Empfänger sendet. <text:span text:style-name="T3">Im header der Datenpakete steht ob <text:s/>es den Anfang eines L2CAP Paketes ist oder ein nachfolgendes Teilstück ist. Da es möglich ist das ein Paket mehrere Slots zum senden benötigt. <text:s/></text:span></text:p>
      <text:p text:style-name="P1"/>
      <text:p text:style-name="P1"/>
      <text:p text:style-name="P1"/>
      <text:p text:style-name="P1">7. Aufgaben Service Discovery Datenbank</text:p>
      <text:p text:style-name="P1">Bevor ein Gerät auf den Dienst eines anderen Gerätes zugreift muss es die Service Datenbank anfragen welche Dienste vorhanden sind. </text:p>
      <text:p text:style-name="P1">In der Service Discovery Datenbank sind die Identifikationsnummern der Dienste gespeichert.</text:p>
      <text:p text:style-name="P1">Geräte können Informationen aus SDPs andere Geräte speichern. </text:p>
      <text:p text:style-name="P1"/>
      <text:p text:style-name="P1"/>
      <text:p text:style-name="P1">8. Wie können mehrere Dieste gleichzeitig die RFCOMM Schicht verwenden. </text:p>
      <text:p text:style-name="P1">Die RFCOMM-Schicht verfügt über unterschiedliche Kanalnummern. Diese ist beim Verbindungsaufbau auszuwählen um den gewünschten Dienst anzusprechen. <text:s/>Die Kanalnummer ist in der Servicedatenbank enthalten. </text:p>
      <text:p text:style-name="P1">Wenn 2 Geräte mehrere Dienste auf der RFCOMM schicht verwenden hat jeder Dienst eine andere Kanalnummer. Die Datenpakete jedes Dienstes werden dann mit Hilfe von Zeitmultiplexing versendet.</text:p>
      <text:p text:style-name="P1"/>
      <text:p text:style-name="P1">9 Authentifizierung:</text:p>
      <text:p text:style-name="P1">Beide Clients verfügen über einen geheimen Schlüssel. <text:s/></text:p>
      <text:p text:style-name="P1">Möchte Sich der Client A mit B verbinden. Sendet B an A eine zufällige Zahl. A Verschlüssel diese Zahl mit dem geheimen Schlüssel und sendet das Ergebnis an B. B verschlüsselt die Zahl auch mit dem geheimen Schlüssel. Wenn das Ergebnis von B identisch mit dem Ergebnis von A ist, genehmigt B die Authentifizierung. </text:p>
      <text:p text:style-name="P1">Die Autorisierung erfolgt anschließend. Mit ihr kann der Client entscheiden auf welche Dienste andere Clients zugriff ha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13:10:29.405831836</meta:creation-date>
    <dc:date>2016-11-01T12:18:00.066486324</dc:date>
    <meta:editing-duration>PT9M32S</meta:editing-duration>
    <meta:editing-cycles>2</meta:editing-cycles>
    <meta:generator>LibreOffice/5.1.4.2$Linux_X86_64 LibreOffice_project/10m0$Build-2</meta:generator>
    <meta:document-statistic meta:table-count="0" meta:image-count="0" meta:object-count="0" meta:page-count="2" meta:paragraph-count="49" meta:word-count="704" meta:character-count="5001" meta:non-whitespace-character-count="4314"/>
  </office:meta>
</office:document-meta>
</file>